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df373" officeooo:paragraph-rsid="000df373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df373" officeooo:paragraph-rsid="000df373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df373" officeooo:paragraph-rsid="000f1b3f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df373" officeooo:paragraph-rsid="0010f739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0ef00b" officeooo:paragraph-rsid="000df373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47a72" officeooo:paragraph-rsid="00147a72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47a72" officeooo:paragraph-rsid="00147a72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16130f" officeooo:paragraph-rsid="0016130f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1675a2" officeooo:paragraph-rsid="001675a2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16fe67" officeooo:paragraph-rsid="0016fe67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1895d0" officeooo:paragraph-rsid="001895d0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198305" officeooo:paragraph-rsid="00198305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1afec8" officeooo:paragraph-rsid="001afec8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officeooo:rsid="0020d8d1" officeooo:paragraph-rsid="0020d8d1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officeooo:rsid="00216f9f" officeooo:paragraph-rsid="00216f9f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officeooo:rsid="0022e85e" officeooo:paragraph-rsid="0022e85e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officeooo:rsid="00233eda" officeooo:paragraph-rsid="00233eda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officeooo:rsid="0026b060" officeooo:paragraph-rsid="0026b060" style:font-size-asian="12.25pt" style:font-size-complex="14pt"/>
    </style:style>
    <style:style style:name="T1" style:family="text">
      <style:text-properties officeooo:rsid="000ef00b"/>
    </style:style>
    <style:style style:name="T2" style:family="text">
      <style:text-properties officeooo:rsid="000f1b3f"/>
    </style:style>
    <style:style style:name="T3" style:family="text">
      <style:text-properties officeooo:rsid="0012e88a"/>
    </style:style>
    <style:style style:name="T4" style:family="text">
      <style:text-properties officeooo:rsid="0016130f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16130f"/>
    </style:style>
    <style:style style:name="T7" style:family="text">
      <style:text-properties style:text-position="super 58%" officeooo:rsid="001675a2"/>
    </style:style>
    <style:style style:name="T8" style:family="text">
      <style:text-properties style:text-position="super 58%" officeooo:rsid="0016df25"/>
    </style:style>
    <style:style style:name="T9" style:family="text">
      <style:text-properties style:text-position="super 58%" fo:font-style="normal" style:text-underline-style="none" fo:font-weight="normal" officeooo:rsid="001edf17" style:font-style-asian="normal" style:font-weight-asian="normal" style:font-style-complex="normal" style:font-weight-complex="normal"/>
    </style:style>
    <style:style style:name="T10" style:family="text">
      <style:text-properties style:text-position="super 58%" officeooo:rsid="001f9f42"/>
    </style:style>
    <style:style style:name="T11" style:family="text">
      <style:text-properties style:text-position="0% 100%"/>
    </style:style>
    <style:style style:name="T12" style:family="text">
      <style:text-properties style:text-position="0% 100%" officeooo:rsid="0016130f"/>
    </style:style>
    <style:style style:name="T13" style:family="text">
      <style:text-properties style:text-position="0% 100%" officeooo:rsid="001675a2"/>
    </style:style>
    <style:style style:name="T14" style:family="text">
      <style:text-properties style:text-position="0% 100%" officeooo:rsid="0016df25"/>
    </style:style>
    <style:style style:name="T15" style:family="text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style:text-position="0% 100%" fo:font-style="normal" style:text-underline-style="none" fo:font-weight="normal" officeooo:rsid="001bbe01" style:font-style-asian="normal" style:font-weight-asian="normal" style:font-style-complex="normal" style:font-weight-complex="normal"/>
    </style:style>
    <style:style style:name="T17" style:family="text">
      <style:text-properties style:text-position="0% 100%" fo:font-style="normal" style:text-underline-style="none" fo:font-weight="normal" officeooo:rsid="001edf17" style:font-style-asian="normal" style:font-weight-asian="normal" style:font-style-complex="normal" style:font-weight-complex="normal"/>
    </style:style>
    <style:style style:name="T18" style:family="text">
      <style:text-properties style:text-position="0% 100%" fo:font-style="normal" style:text-underline-style="none" fo:font-weight="normal" officeooo:rsid="001f9906" style:font-style-asian="normal" style:font-weight-asian="normal" style:font-style-complex="normal" style:font-weight-complex="normal"/>
    </style:style>
    <style:style style:name="T19" style:family="text">
      <style:text-properties style:text-position="0% 100%" officeooo:rsid="001f9f42"/>
    </style:style>
    <style:style style:name="T20" style:family="text">
      <style:text-properties officeooo:rsid="001675a2"/>
    </style:style>
    <style:style style:name="T21" style:family="text">
      <style:text-properties officeooo:rsid="001754c9"/>
    </style:style>
    <style:style style:name="T22" style:family="text">
      <style:text-properties officeooo:rsid="00198305"/>
    </style:style>
    <style:style style:name="T23" style:family="text">
      <style:text-properties officeooo:rsid="001afec8"/>
    </style:style>
    <style:style style:name="T24" style:family="text">
      <style:text-properties officeooo:rsid="001bbe01"/>
    </style:style>
    <style:style style:name="T25" style:family="text">
      <style:text-properties officeooo:rsid="001f9906"/>
    </style:style>
    <style:style style:name="T26" style:family="text">
      <style:text-properties officeooo:rsid="001f9f42"/>
    </style:style>
    <style:style style:name="T27" style:family="text">
      <style:text-properties officeooo:rsid="002537e4"/>
    </style:style>
    <style:style style:name="T28" style:family="text">
      <style:text-properties officeooo:rsid="0027f6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té: produire de l’électricité sans combustion ?</text:p>
      <text:p text:style-name="P1"/>
      <text:p text:style-name="P2">1. Pour chaque méthode présentée, décrire la chaine de conversion du système de produciton d’énergie électrique et identifier la ressource primaire d’énergie.</text:p>
      <text:p text:style-name="P2"/>
      <text:p text:style-name="P2"><text:span text:style-name="T1">Soleil</text:span>:</text:p>
      <text:p text:style-name="P2"/>
      <text:p text:style-name="P2">Rayon solaire → panneaux photovoltaïque → énergie électrique</text:p>
      <text:p text:style-name="P2"><text:tab/><text:tab/><text:tab/><text:tab/><text:tab/>|</text:p>
      <text:p text:style-name="P2"><text:tab/><text:tab/><text:tab/><text:tab/> <text:s text:c="4"/>Pertes</text:p>
      <text:p text:style-name="P2"/>
      <text:p text:style-name="P2">Vent:</text:p>
      <text:p text:style-name="P2"/>
      <text:p text:style-name="P2"><text:span text:style-name="T1">Emeca</text:span>→ éolienne → énergie électrique</text:p>
      <text:p text:style-name="P2"><text:s text:c="19"/>|</text:p>
      <text:p text:style-name="P2"><text:tab/> <text:s text:c="4"/>Pertes</text:p>
      <text:p text:style-name="P2"/>
      <text:p text:style-name="P2"><text:span text:style-name="T1">Uranium, <text:s/></text:span>Centrale <text:s/>nucléaire:</text:p>
      <text:p text:style-name="P5"/>
      <text:p text:style-name="P2"><text:span text:style-name="T2">Enucléaire </text:span>→<text:span text:style-name="T2">chaleur → fluide sous pression →</text:span> turbine, alternateur → <text:span text:style-name="T2">E</text:span>électrique</text:p>
      <text:p text:style-name="P3"><text:tab/> <text:s text:c="16"/><text:span text:style-name="T3">| <text:s text:c="9"/></text:span><text:tab/><text:tab/><text:tab/><text:span text:style-name="T2">|</text:span></text:p>
      <text:p text:style-name="P4"><text:tab/><text:tab/> <text:span text:style-name="T3">Pertes</text:span><text:tab/><text:tab/> <text:s text:c="5"/><text:span text:style-name="T2">Pertes</text:span></text:p>
      <text:p text:style-name="P4"><text:tab/><text:tab/> <text:s text:c="9"/></text:p>
      <text:p text:style-name="P2">Eau:</text:p>
      <text:p text:style-name="P2"/>
      <text:p text:style-name="P2">Eau → turbine, alternateur → énergie électrique</text:p>
      <text:p text:style-name="P2"><text:s text:c="25"/>|</text:p>
      <text:p text:style-name="P2"><text:s text:c="21"/>Pertes</text:p>
      <text:p text:style-name="P2"/>
      <text:p text:style-name="P6">2. Rendement de la centrale solaire thermique:</text:p>
      <text:p text:style-name="P6"/>
      <text:p text:style-name="P6">Putile / Pabs = 1<text:span text:style-name="T20">1 * 10</text:span><text:span text:style-name="T7">6</text:span> / <text:s/><text:span text:style-name="T4">3,18 * 10</text:span><text:span text:style-name="T6">11 </text:span><text:span text:style-name="T12"><text:s/></text:span><text:span text:style-name="T13">= 3,</text:span><text:span text:style-name="T14">46 * 10</text:span><text:span text:style-name="T8">-5</text:span><text:span text:style-name="T14"> soit 0,003%</text:span></text:p>
      <text:p text:style-name="P6"/>
      <text:p text:style-name="P9">Putile = 11 MW = 11 * 10<text:span text:style-name="T5">6</text:span><text:span text:style-name="T11"> W</text:span></text:p>
      <text:p text:style-name="P8">Pabs = 2650 * 120 = 318 000 MJ = 3,18 * 10<text:span text:style-name="T5">11</text:span><text:span text:style-name="T11"> J</text:span></text:p>
      <text:p text:style-name="P8"/>
      <text:p text:style-name="P10">Le rendement est trés faible <text:span text:style-name="T21">mais cela reste interressant car l’énergie solaire est totalement gratuite.</text:span></text:p>
      <text:p text:style-name="P10"/>
      <text:p text:style-name="P10"/>
      <text:p text:style-name="P10"/>
      <text:p text:style-name="P10"/>
      <text:p text:style-name="P11"><text:soft-page-break/></text:p>
      <text:p text:style-name="P11">3. <text:span text:style-name="T22">rendement de l’éolienne = 34%</text:span></text:p>
      <text:p text:style-name="P11"/>
      <text:p text:style-name="P13">Eméca = 1/2*p*R<text:span text:style-name="T5">2</text:span><text:span text:style-name="T11">*delta t*v</text:span><text:span text:style-name="T5">3 </text:span><text:span text:style-name="T15">= </text:span><text:span text:style-name="T16">868 587 536,9 </text:span><text:span text:style-name="T17">=</text:span><text:span text:style-name="T16"> </text:span><text:span text:style-name="T17">8,68 * 10</text:span><text:span text:style-name="T9">8 </text:span><text:span text:style-name="T18">J</text:span></text:p>
      <text:p text:style-name="P12">Eélec = 0,34 * Eméca <text:span text:style-name="T23">= </text:span><text:span text:style-name="T24">295 319 762,5 </text:span><text:span text:style-name="T25">= </text:span><text:span text:style-name="T26">2,95 * 10</text:span><text:span text:style-name="T10">8 </text:span><text:span text:style-name="T19">J</text:span></text:p>
      <text:p text:style-name="P12"><text:span text:style-name="T19"/></text:p>
      <text:p text:style-name="P14"><text:span text:style-name="T19">4. </text:span><text:span text:style-name="T11">Ou se situe la difference essentielle entre le fonctionnement d’une centrale thermique classique et une centrale nucléaire ?</text:span></text:p>
      <text:p text:style-name="P15">Dans une centrale thermique classique il se produit une transformation chimique (combustion) qui permettra de chauffer <text:s/>le fluide caloporteur à partir d’énergie fossile.</text:p>
      <text:p text:style-name="P15"/>
      <text:p text:style-name="P17">Dans la centrale nucléaire il s’agit d’une fission qui produira de la chaleur à partir de l’uranium</text:p>
      <text:p text:style-name="P17"/>
      <text:p text:style-name="P17">5. rendement <text:s/>= Putile/Pabs = 2760/7600 = 0,36 soit 36% <text:span text:style-name="T27">On aura des pertes sous forme de chaleur dans les tours à refroidissement.</text:span></text:p>
      <text:p text:style-name="P17"/>
      <text:p text:style-name="P18">6. Péléc = rendement * Pméca = 0,98 * 320 = 313,6 <text:span text:style-name="T28">M</text:span> </text:p>
      <text:p text:style-name="P15"/>
      <text:p text:style-name="P16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3T15:33:16.614247062</meta:creation-date>
    <meta:generator>LibreOffice/7.3.7.2$Linux_X86_64 LibreOffice_project/30$Build-2</meta:generator>
    <dc:date>2023-02-10T08:27:26.799692394</dc:date>
    <meta:editing-duration>PT1H3M53S</meta:editing-duration>
    <meta:editing-cycles>27</meta:editing-cycles>
    <meta:document-statistic meta:table-count="0" meta:image-count="0" meta:object-count="0" meta:page-count="2" meta:paragraph-count="32" meta:word-count="266" meta:character-count="1660" meta:non-whitespace-character-count="1281"/>
  </office:meta>
</office:document-meta>
</file>